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CRF Orig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893601811033004">
            <text:p>0.0089360181</text:p>
          </table:table-cell>
          <table:table-cell table:formula="of:=([.D3]+[.J3])/([.C3]+[.I3])*100" office:value-type="float" office:value="0.267737617135207">
            <text:p>0.2677376171</text:p>
          </table:table-cell>
          <table:table-cell table:formula="of:=[.D3]/[.C3]*100" office:value-type="float" office:value="29.4117647058824">
            <text:p>29.41176470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162203370586041">
            <text:p>0.0016220337</text:p>
          </table:table-cell>
          <table:table-cell table:formula="of:=([.D4]+[.J4])/([.C4]+[.I4])*100" office:value-type="float" office:value="0.0421052631578947">
            <text:p>0.0421052632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0636442709548762">
            <text:p>0.0063644271</text:p>
          </table:table-cell>
          <table:table-cell table:formula="of:=([.D5]+[.J5])/([.C5]+[.I5])*100" office:value-type="float" office:value="0.185414091470952">
            <text:p>0.1854140915</text:p>
          </table:table-cell>
          <table:table-cell table:formula="of:=[.D5]/[.C5]*100" office:value-type="float" office:value="4.61538461538462">
            <text:p>4.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08">
            <text:p>0.08%</text:p>
          </table:table-cell>
          <table:table-cell table:formula="of:=ROUND(AVERAGE([.E17:.E26]);2) %" office:value-type="percentage" office:value="0.0445">
            <text:p>4.4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CRF Fu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446800905516502">
            <text:p>0.0044680091</text:p>
          </table:table-cell>
          <table:table-cell table:formula="of:=([.D3]+[.J3])/([.C3]+[.I3])*100" office:value-type="float" office:value="0.133868808567604">
            <text:p>0.1338688086</text:p>
          </table:table-cell>
          <table:table-cell table:formula="of:=[.D3]/[.C3]*100" office:value-type="float" office:value="11.7647058823529">
            <text:p>11.7647058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486610111758122">
            <text:p>0.0048661011</text:p>
          </table:table-cell>
          <table:table-cell table:formula="of:=([.D4]+[.J4])/([.C4]+[.I4])*100" office:value-type="float" office:value="0.0842105263157895">
            <text:p>0.0842105263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233362326834546">
            <text:p>0.0233362327</text:p>
          </table:table-cell>
          <table:table-cell table:formula="of:=([.D5]+[.J5])/([.C5]+[.I5])*100" office:value-type="float" office:value="0.618046971569839">
            <text:p>0.6180469716</text:p>
          </table:table-cell>
          <table:table-cell table:formula="of:=[.D5]/[.C5]*100" office:value-type="float" office:value="9.23076923076923">
            <text:p>9.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11">
            <text:p>0.11%</text:p>
          </table:table-cell>
          <table:table-cell table:formula="of:=ROUND(AVERAGE([.E17:.E26]);2) %" office:value-type="percentage" office:value="0.0315">
            <text:p>3.1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Fin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table:style-name="ce6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6"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table:style-name="ce6"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style-name="ce6"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table:style-name="ce6"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style-name="ce6"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table:style-name="ce6"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style-name="ce6"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table:style-name="ce6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"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table:style-name="ce6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6"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table:style-name="ce6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6"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table:style-name="ce6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6"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table:style-name="ce6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6"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table:style-name="ce6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6"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223400452758251">
            <text:p>0.0223400453</text:p>
          </table:table-cell>
          <table:table-cell table:formula="of:=([.D3]+[.J3])/([.C3]+[.I3])*100" office:value-type="float" office:value="0.669344042838019">
            <text:p>0.6693440428</text:p>
          </table:table-cell>
          <table:table-cell table:formula="of:=[.D3]/[.C3]*100" office:value-type="float" office:value="88.2352941176471">
            <text:p>88.2352941176</text:p>
          </table:table-cell>
          <table:table-cell table:formula="of:=[.J3]/[.I3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454169437640914">
            <text:p>0.0454169438</text:p>
          </table:table-cell>
          <table:table-cell table:formula="of:=([.D4]+[.J4])/([.C4]+[.I4])*100" office:value-type="float" office:value="1.17894736842105">
            <text:p>1.1789473684</text:p>
          </table:table-cell>
          <table:table-cell table:formula="of:=[.D4]/[.C4]*100" office:value-type="float" office:value="59.5744680851064">
            <text:p>59.5744680851</text:p>
          </table:table-cell>
          <table:table-cell table:formula="of:=[.J4]/[.I4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784946008443473">
            <text:p>0.0784946008</text:p>
          </table:table-cell>
          <table:table-cell table:formula="of:=([.D5]+[.J5])/([.C5]+[.I5])*100" office:value-type="float" office:value="2.28677379480841">
            <text:p>2.2867737948</text:p>
          </table:table-cell>
          <table:table-cell table:formula="of:=[.D5]/[.C5]*100" office:value-type="float" office:value="52.3076923076923">
            <text:p>52.3076923077</text:p>
          </table:table-cell>
          <table:table-cell table:formula="of:=[.J5]/[.I5]*100" office:value-type="float" office:value="0.193174500965873">
            <text:p>0.193174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542299349240781">
            <text:p>0.0542299349</text:p>
          </table:table-cell>
          <table:table-cell table:formula="of:=([.D6]+[.J6])/([.C6]+[.I6])*100" office:value-type="float" office:value="1.49973219068024">
            <text:p>1.4997321907</text:p>
          </table:table-cell>
          <table:table-cell table:formula="of:=[.D6]/[.C6]*100" office:value-type="float" office:value="73.6842105263158">
            <text:p>73.6842105263</text:p>
          </table:table-cell>
          <table:table-cell table:formula="of:=[.J6]/[.I6]*100" office:value-type="float" office:value="0">
            <text:p>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.0097551458394303">
            <text:p>0.0097551458</text:p>
          </table:table-cell>
          <table:table-cell table:formula="of:=([.D7]+[.J7])/([.C7]+[.I7])*100" office:value-type="float" office:value="0.289687137891078">
            <text:p>0.2896871379</text:p>
          </table:table-cell>
          <table:table-cell table:formula="of:=[.D7]/[.C7]*100" office:value-type="float" office:value="83.3333333333333">
            <text:p>83.3333333333</text:p>
          </table:table-cell>
          <table:table-cell table:formula="of:=[.J7]/[.I7]*100" office:value-type="float" office:value="0">
            <text:p>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163872638185602">
            <text:p>0.0163872638</text:p>
          </table:table-cell>
          <table:table-cell table:formula="of:=([.D8]+[.J8])/([.C8]+[.I8])*100" office:value-type="float" office:value="0.502765208647562">
            <text:p>0.5027652086</text:p>
          </table:table-cell>
          <table:table-cell table:formula="of:=[.D8]/[.C8]*100" office:value-type="float" office:value="64.2857142857143">
            <text:p>64.2857142857</text:p>
          </table:table-cell>
          <table:table-cell table:formula="of:=[.J8]/[.I8]*100" office:value-type="float" office:value="0.0506329113924051">
            <text:p>0.0506329114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.02227858513847">
            <text:p>0.0222785851</text:p>
          </table:table-cell>
          <table:table-cell table:formula="of:=([.D9]+[.J9])/([.C9]+[.I9])*100" office:value-type="float" office:value="0.670794633642931">
            <text:p>0.6707946336</text:p>
          </table:table-cell>
          <table:table-cell table:formula="of:=[.D9]/[.C9]*100" office:value-type="float" office:value="86.6666666666667">
            <text:p>86.6666666667</text:p>
          </table:table-cell>
          <table:table-cell table:formula="of:=[.J9]/[.I9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107035821321536">
            <text:p>0.0107035821</text:p>
          </table:table-cell>
          <table:table-cell table:formula="of:=([.D10]+[.J10])/([.C10]+[.I10])*100" office:value-type="float" office:value="0.335382895472331">
            <text:p>0.3353828955</text:p>
          </table:table-cell>
          <table:table-cell table:formula="of:=[.D10]/[.C10]*100" office:value-type="float" office:value="60">
            <text:p>60</text:p>
          </table:table-cell>
          <table:table-cell table:formula="of:=[.J10]/[.I10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225756798358132">
            <text:p>0.0225756798</text:p>
          </table:table-cell>
          <table:table-cell table:formula="of:=([.D11]+[.J11])/([.C11]+[.I11])*100" office:value-type="float" office:value="0.797679477882524">
            <text:p>0.7976794779</text:p>
          </table:table-cell>
          <table:table-cell table:formula="of:=[.D11]/[.C11]*100" office:value-type="float" office:value="75">
            <text:p>75</text:p>
          </table:table-cell>
          <table:table-cell table:formula="of:=[.J11]/[.I11]*100" office:value-type="float" office:value="0.146305779078274">
            <text:p>0.14630577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.0169030273321952">
            <text:p>0.0169030273</text:p>
          </table:table-cell>
          <table:table-cell table:formula="of:=([.D12]+[.J12])/([.C12]+[.I12])*100" office:value-type="float" office:value="0.501756146512795">
            <text:p>0.5017561465</text:p>
          </table:table-cell>
          <table:table-cell table:formula="of:=[.D12]/[.C12]*100" office:value-type="float" office:value="64.2857142857143">
            <text:p>64.2857142857</text:p>
          </table:table-cell>
          <table:table-cell table:formula="of:=[.J12]/[.I12]*100" office:value-type="float" office:value="0.0505305709954523">
            <text:p>0.0505305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ROUND(AVERAGE([.C17:.C26]);2) %" office:value-type="percentage" office:value="0.0003">
            <text:p>0.03%</text:p>
          </table:table-cell>
          <table:table-cell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.0253187179792684">
            <text:p>0.025318718</text:p>
          </table:table-cell>
          <table:table-cell table:formula="of:=([.E3]+[.K3])/([.C3]+[.I3])*100" office:value-type="float" office:value="0.758589915216421">
            <text:p>0.7585899152</text:p>
          </table:table-cell>
          <table:table-cell table:style-name="ce3" table:formula="of:=[.E3]/[.C3]*100" office:value-type="float" office:value="100">
            <text:p>100</text:p>
          </table:table-cell>
          <table:table-cell table:style-name="ce3" table:formula="of:=[.K3]/[.I3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.0648813482344163">
            <text:p>0.0648813482</text:p>
          </table:table-cell>
          <table:table-cell table:formula="of:=([.E4]+[.K4])/([.C4]+[.I4])*100" office:value-type="float" office:value="1.68421052631579">
            <text:p>1.6842105263</text:p>
          </table:table-cell>
          <table:table-cell table:style-name="ce3" table:formula="of:=[.E4]/[.C4]*100" office:value-type="float" office:value="85.1063829787234">
            <text:p>85.1063829787</text:p>
          </table:table-cell>
          <table:table-cell table:style-name="ce3" table:formula="of:=[.K4]/[.I4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.0997093578293061">
            <text:p>0.0997093578</text:p>
          </table:table-cell>
          <table:table-cell table:formula="of:=([.E5]+[.K5])/([.C5]+[.I5])*100" office:value-type="float" office:value="2.90482076637824">
            <text:p>2.9048207664</text:p>
          </table:table-cell>
          <table:table-cell table:style-name="ce3" table:formula="of:=[.E5]/[.C5]*100" office:value-type="float" office:value="70.7692307692308">
            <text:p>70.7692307692</text:p>
          </table:table-cell>
          <table:table-cell table:style-name="ce3" table:formula="of:=[.K5]/[.I5]*100" office:value-type="float" office:value="0.0643915003219575">
            <text:p>0.06439150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581035017043694">
            <text:p>0.0581035017</text:p>
          </table:table-cell>
          <table:table-cell table:formula="of:=([.E6]+[.K6])/([.C6]+[.I6])*100" office:value-type="float" office:value="1.60685591858597">
            <text:p>1.6068559186</text:p>
          </table:table-cell>
          <table:table-cell table:style-name="ce3" table:formula="of:=[.E6]/[.C6]*100" office:value-type="float" office:value="78.9473684210526">
            <text:p>78.9473684211</text:p>
          </table:table-cell>
          <table:table-cell table:style-name="ce3" table:formula="of:=[.K6]/[.I6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.0117061750073164">
            <text:p>0.011706175</text:p>
          </table:table-cell>
          <table:table-cell table:formula="of:=([.E7]+[.K7])/([.C7]+[.I7])*100" office:value-type="float" office:value="0.347624565469293">
            <text:p>0.3476245655</text:p>
          </table:table-cell>
          <table:table-cell table:style-name="ce3" table:formula="of:=[.E7]/[.C7]*100" office:value-type="float" office:value="100">
            <text:p>100</text:p>
          </table:table-cell>
          <table:table-cell table:style-name="ce3" table:formula="of:=[.K7]/[.I7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.0213034429641283">
            <text:p>0.021303443</text:p>
          </table:table-cell>
          <table:table-cell table:formula="of:=([.E8]+[.K8])/([.C8]+[.I8])*100" office:value-type="float" office:value="0.65359477124183">
            <text:p>0.6535947712</text:p>
          </table:table-cell>
          <table:table-cell table:style-name="ce3" table:formula="of:=[.E8]/[.C8]*100" office:value-type="float" office:value="85.7142857142857">
            <text:p>85.7142857143</text:p>
          </table:table-cell>
          <table:table-cell table:style-name="ce3" table:formula="of:=[.K8]/[.I8]*100" office:value-type="float" office:value="0.0506329113924051">
            <text:p>0.05063291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.0239923224568138">
            <text:p>0.0239923225</text:p>
          </table:table-cell>
          <table:table-cell table:formula="of:=([.E9]+[.K9])/([.C9]+[.I9])*100" office:value-type="float" office:value="0.722394220846233">
            <text:p>0.7223942208</text:p>
          </table:table-cell>
          <table:table-cell table:style-name="ce3" table:formula="of:=[.E9]/[.C9]*100" office:value-type="float" office:value="93.3333333333333">
            <text:p>93.3333333333</text:p>
          </table:table-cell>
          <table:table-cell table:style-name="ce3" table:formula="of:=[.K9]/[.I9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.0160553731982303">
            <text:p>0.0160553732</text:p>
          </table:table-cell>
          <table:table-cell table:formula="of:=([.E10]+[.K10])/([.C10]+[.I10])*100" office:value-type="float" office:value="0.503074343208496">
            <text:p>0.5030743432</text:p>
          </table:table-cell>
          <table:table-cell table:style-name="ce3" table:formula="of:=[.E10]/[.C10]*100" office:value-type="float" office:value="90">
            <text:p>90</text:p>
          </table:table-cell>
          <table:table-cell table:style-name="ce3" table:formula="of:=[.K10]/[.I10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.0246280143663417">
            <text:p>0.0246280144</text:p>
          </table:table-cell>
          <table:table-cell table:formula="of:=([.E11]+[.K11])/([.C11]+[.I11])*100" office:value-type="float" office:value="0.870195794053662">
            <text:p>0.8701957941</text:p>
          </table:table-cell>
          <table:table-cell table:style-name="ce3" table:formula="of:=[.E11]/[.C11]*100" office:value-type="float" office:value="100">
            <text:p>100</text:p>
          </table:table-cell>
          <table:table-cell table:style-name="ce3" table:formula="of:=[.K11]/[.I11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202836327986342">
            <text:p>0.0202836328</text:p>
          </table:table-cell>
          <table:table-cell table:formula="of:=([.E12]+[.K12])/([.C12]+[.I12])*100" office:value-type="float" office:value="0.602107375815354">
            <text:p>0.6021073758</text:p>
          </table:table-cell>
          <table:table-cell table:style-name="ce3" table:formula="of:=[.E12]/[.C12]*100" office:value-type="float" office:value="78.5714285714286">
            <text:p>78.5714285714</text:p>
          </table:table-cell>
          <table:table-cell table:style-name="ce3" table:formula="of:=[.K12]/[.I12]*100" office:value-type="float" office:value="0.0505305709954523">
            <text:p>0.0505305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ROUND(AVERAGE([.C31:.C40]);2) %" office:value-type="percentage" office:value="0.0004">
            <text:p>0.04%</text:p>
          </table:table-cell>
          <table:table-cell table:formula="of:=ROUND(AVERAGE([.D31:.D40]);2) %" office:value-type="percentage" office:value="0.0107">
            <text:p>1.07%</text:p>
          </table:table-cell>
          <table:table-cell table:formula="of:=ROUND(AVERAGE([.E31:.E40]);2) %" office:value-type="percentage" office:value="0.8824">
            <text:p>88.24%</text:p>
          </table:table-cell>
          <table:table-cell table:formula="of:=ROUND(AVERAGE([.F31:.F40]);2) %" office:value-type="percentage" office:value="0.0002">
            <text:p>0.02%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19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4T00:24:00</meta:creation-date>
    <dc:date>2011-04-01T19:05:01</dc:date>
    <dc:creator>Santiago Iturriaga</dc:creator>
    <meta:editing-duration>PT01H08M26S</meta:editing-duration>
    <meta:editing-cycles>7</meta:editing-cycles>
    <meta:generator>OpenOffice.org/3.2$Unix OpenOffice.org_project/320m19$Build-9505</meta:generator>
    <meta:document-statistic meta:table-count="3" meta:cell-count="696" meta:object-count="0"/>
  </office:meta>
</office:document-meta>
</file>